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2.398in"/>
    </style:style>
    <style:style style:name="co4" style:family="table-column">
      <style:table-column-properties fo:break-before="auto" style:column-width="0.9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/>
          <table:table-cell table:style-name="ce1" office:value-type="string" calcext:value-type="string">
            <text:p>btd avg/std</text:p>
          </table:table-cell>
          <table:table-cell table:style-name="ce1" office:value-type="string" calcext:value-type="string">
            <text:p>eve avg/st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7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5" table:formula="of:=AVERAGE([.F3];[.F7];[.F8];[.F9];[.F12];[.F13];[.F36];[.G36];[.F42];[.G42];[.F43];[.G43];[.F44];[.G44];[.F53];[.G53];[.F54];[.G54])" office:value-type="float" office:value="2.27777777777778" calcext:value-type="float">
            <text:p>2.3</text:p>
          </table:table-cell>
          <table:table-cell table:style-name="ce5" table:formula="of:=AVERAGE([.F14];[.F17];[.F23];[.F24];[.F25];[.F63];[.G63];[.F64];[.G64];[.F71];[.G71];[.F72];[.G72])" office:value-type="float" office:value="1.84615384615385" calcext:value-type="float">
            <text:p>1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8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  <table:table-cell table:style-name="ce5" table:formula="of:=STDEV([.F3];[.F7];[.F8];[.F9];[.F12];[.F13];[.F36];[.G36];[.F42];[.G42];[.F43];[.G43];[.F44];[.G44];[.F53];[.G53];[.F54];[.G54])" office:value-type="float" office:value="0.894792486988599" calcext:value-type="float">
            <text:p>0.9</text:p>
          </table:table-cell>
          <table:table-cell table:style-name="ce5" table:formula="of:=STDEV([.F14];[.F17];[.F23];[.F24];[.F25];[.F63];[.G63];[.F64];[.G64];[.F71];[.G71];[.F72];[.G72])" office:value-type="float" office:value="0.688737231721195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=12</text:p>
          </table:table-cell>
          <table:table-cell office:value-type="string" calcext:value-type="string">
            <text:p>n=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0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2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6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8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4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8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2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7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4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E1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4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1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4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5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9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1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6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2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12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9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2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2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6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0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5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9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9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9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4:04:02.9730167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2.2.2$Linux_X86_64 LibreOffice_project/02b2acce88a210515b4a5bb2e46cbfb63fe97d56</meta:generator>
    <dc:date>2021-11-19T11:57:05.113076699</dc:date>
    <dc:creator>Bruno Vellutini</dc:creator>
    <meta:editing-duration>P7DT21H38M</meta:editing-duration>
    <meta:editing-cycles>8</meta:editing-cycles>
    <meta:document-statistic meta:table-count="1" meta:cell-count="512" meta:object-count="0"/>
  </office:meta>
</office:document-meta>
</file>